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14" style:parent-style-name="Standardskrifttypeiafsnit" style:family="text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/>
    </style:style>
    <style:style style:name="P67" style:parent-style-name="Listeafsnit" style:list-style-name="LFO1" style:family="paragraph">
      <style:paragraph-properties fo:margin-bottom="0in"/>
    </style:style>
    <style:style style:name="P68" style:parent-style-name="Listeafsnit" style:family="paragraph">
      <style:paragraph-properties fo:margin-bottom="0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Rediger<text:s/>Bruger<text:s/>admin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0-4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Redigere en<text:s/>Bruger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bruger redigere en eksisterende profil</text:p>
            <text:p text:style-name="P55">En bruger er taget til rediger vindue fra B10-1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En admin trykker rediger på en bruger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PA tildeler underviser privileger<text:s/></text:p>
              </text:list-item>
              <text:list-item>
                <text:p text:style-name="P67">gem.</text:p>
              </text:list-item>
            </text:list>
            <text:p text:style-name="P68"/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<text:s text:c="7"/></text:p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Oplysningerne er gemt og brugeren for en<text:s/>bekræftelses<text:s/>besked.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text:s/>– Allan Søndergaard – Kasper Urhe – Peter Clausen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15T09:41:00Z</meta:creation-date>
    <dc:date>2017-11-15T09:41:00Z</dc:date>
    <meta:template xlink:href="Normal" xlink:type="simple"/>
    <meta:editing-cycles>3</meta:editing-cycles>
    <meta:editing-duration>PT0S</meta:editing-duration>
    <meta:document-statistic meta:page-count="1" meta:paragraph-count="1" meta:word-count="87" meta:character-count="617" meta:row-count="4" meta:non-whitespace-character-count="531"/>
  </office:meta>
</office:document-meta>
</file>